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999999" draw:fill="solid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svg:stroke-color="#999999" draw:fill="solid" draw:fill-color="#dddddd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38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true" fo:min-height="0.827cm"/>
    </style:style>
    <style:style style:name="gr8" style:family="graphic" style:parent-style-name="objectwithoutfill">
      <style:graphic-properties svg:stroke-color="#999999" draw:fill="none" draw:textarea-vertical-align="middle"/>
    </style:style>
    <style:style style:name="gr9" style:family="graphic" style:parent-style-name="objectwithoutfill">
      <style:graphic-properties draw:stroke="dash" draw:stroke-dash="Dashed_20__28_var_29_" svg:stroke-color="#999999" draw:fill="none" draw:textarea-vertical-align="middle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svg:stroke-color="#ffffff" draw:fill="solid" draw:fill-color="#dddddd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style:font-name="Liberation Sans1"/>
    </style:style>
    <style:style style:name="P3" style:family="paragraph">
      <style:text-properties style:font-name="Liberation Serif"/>
    </style:style>
    <style:style style:name="P4" style:family="paragraph">
      <style:text-properties style:font-name="Liberation Serif" style:text-underline-style="solid" style:text-underline-width="auto" style:text-underline-color="font-color"/>
    </style:style>
    <style:style style:name="P5" style:family="paragraph">
      <style:paragraph-properties fo:margin-left="0cm" fo:margin-right="4.285cm" fo:text-align="center" fo:text-indent="0cm"/>
    </style:style>
    <style:style style:name="P6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style:text-underline-style="solid" style:text-underline-width="auto" style:text-underline-color="font-color"/>
    </style:style>
    <style:style style:name="T4" style:family="text">
      <style:text-properties style:font-name="Liberation Serif" fo:font-size="16pt" style:text-underline-style="solid" style:text-underline-width="auto" style:text-underline-color="font-color" style:font-size-asian="16pt" style:font-size-complex="16pt"/>
    </style:style>
    <style:style style:name="T5" style:family="text">
      <style:text-properties style:font-name="Liberation Serif" fo:font-size="16pt" style:text-underline-style="none" style:font-size-asian="16pt" style:font-size-complex="16pt"/>
    </style:style>
    <style:style style:name="T6" style:family="text">
      <style:text-properties fo:color="#000000" style:font-name="Liberation Serif" fo:font-size="16pt" style:font-size-asian="16pt" style:font-size-complex="16pt"/>
    </style:style>
    <style:style style:name="T7" style:family="text">
      <style:text-properties fo:color="#dddddd" style:font-name="Liberation Serif" fo:font-size="14pt" style:font-size-asian="14pt" style:font-size-complex="14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0.796cm" svg:x="7.62cm" svg:y="5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7.62cm" svg:height="1.27cm" svg:x="10.16cm" svg:y="7.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925cm" svg:height="0.962cm" svg:x="11.008cm" svg:y="6.504cm">
          <draw:text-box>
            <text:p><text:span text:style-name="T1">Email or Username</text:span></text:p>
          </draw:text-box>
        </draw:frame>
        <draw:frame draw:style-name="gr2" draw:text-style-name="P2" draw:layer="layout" svg:width="3.283cm" svg:height="0.962cm" svg:x="12.329cm" svg:y="9.044cm">
          <draw:text-box>
            <text:p><text:span text:style-name="T1">Password</text:span></text:p>
          </draw:text-box>
        </draw:frame>
        <draw:custom-shape draw:style-name="gr1" draw:text-style-name="P1" draw:layer="layout" svg:width="7.62cm" svg:height="1.27cm" svg:x="10.16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635cm" svg:height="0.635cm" svg:x="10.097cm" svg:y="12.4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4.249cm" svg:height="0.958cm" svg:x="10.83cm" svg:y="12.196cm">
          <draw:text-box>
            <text:p><text:span text:style-name="T2">Stay Signed In</text:span></text:p>
          </draw:text-box>
        </draw:frame>
        <draw:custom-shape draw:style-name="gr5" draw:text-style-name="P1" draw:layer="layout" svg:width="7.62cm" svg:height="1.27cm" svg:x="10.097cm" svg:y="13.335cm">
          <text:p text:style-name="P1">LO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8.732cm" svg:height="0.958cm" svg:x="7.394cm" svg:y="16.666cm">
          <draw:text-box>
            <text:p><text:span text:style-name="T2">Need an account? </text:span><text:span text:style-name="T3">Register here</text:span><text:span text:style-name="T2"> </text:span></text:p>
          </draw:text-box>
        </draw:frame>
        <draw:frame draw:style-name="gr6" draw:text-style-name="P4" draw:layer="layout" svg:width="5.887cm" svg:height="0.878cm" svg:x="7.852cm" svg:y="15.131cm">
          <draw:text-box>
            <text:p><text:span text:style-name="T4">Forgot your Password</text:span><text:span text:style-name="T5">?</text:span></text:p>
          </draw:text-box>
        </draw:frame>
        <draw:frame draw:style-name="gr7" draw:text-style-name="P3" draw:layer="layout" svg:width="8.49cm" svg:height="1.433cm" svg:x="9.725cm" svg:y="3.729cm">
          <draw:text-box>
            <text:p><text:span text:style-name="T6">Please enter your login information</text:span></text:p>
            <text:p><text:span text:style-name="T7">(page message)</text:span></text:p>
          </draw:text-box>
        </draw:frame>
        <draw:line draw:style-name="gr8" draw:text-style-name="P1" draw:layer="layout" svg:x1="1.27cm" svg:y1="2.54cm" svg:x2="26.67cm" svg:y2="2.54cm">
          <text:p/>
        </draw:line>
        <draw:line draw:style-name="gr8" draw:text-style-name="P1" draw:layer="layout" svg:x1="1.27cm" svg:y1="19.05cm" svg:x2="26.67cm" svg:y2="19.05cm">
          <text:p/>
        </draw:line>
        <draw:line draw:style-name="gr9" draw:text-style-name="P5" draw:layer="layout" svg:x1="1.27cm" svg:y1="1.27cm" svg:x2="1.27cm" svg:y2="20.32cm">
          <text:p/>
        </draw:line>
        <draw:line draw:style-name="gr9" draw:text-style-name="P5" draw:layer="layout" svg:x1="26.67cm" svg:y1="20.32cm" svg:x2="1.27cm" svg:y2="20.32cm">
          <text:p/>
        </draw:line>
        <draw:line draw:style-name="gr9" draw:text-style-name="P5" draw:layer="layout" svg:x1="26.67cm" svg:y1="20.32cm" svg:x2="26.67cm" svg:y2="1.27cm">
          <text:p/>
        </draw:line>
        <draw:line draw:style-name="gr9" draw:text-style-name="P5" draw:layer="layout" svg:x1="26.67cm" svg:y1="1.27cm" svg:x2="1.27cm" svg:y2="1.27cm">
          <text:p/>
        </draw:line>
        <draw:custom-shape draw:style-name="gr10" draw:text-style-name="P6" draw:layer="layout" svg:width="5.08cm" svg:height="1.016cm" svg:x="3.81cm" svg:y="1.397cm">
          <text:p text:style-name="P1"><text:span text:style-name="T8">MARKET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5.08cm" svg:height="1.016cm" svg:x="8.89cm" svg:y="1.397cm">
          <text:p text:style-name="P1"><text:span text:style-name="T8">CRE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5.08cm" svg:height="1.016cm" svg:x="13.97cm" svg:y="1.397cm">
          <text:p text:style-name="P1"><text:span text:style-name="T8">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5.08cm" svg:height="1.016cm" svg:x="19.05cm" svg:y="1.397cm">
          <text:p text:style-name="P1"><text:span text:style-name="T8">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0.16cm" svg:height="1.016cm" svg:x="3.81cm" svg:y="19.177cm">
          <text:p text:style-name="P1"><text:span text:style-name="T9">ABOUT 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0.16cm" svg:height="1.016cm" svg:x="13.97cm" svg:y="19.177cm">
          <text:p text:style-name="P1"><text:span text:style-name="T9">FAQ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milo </meta:initial-creator>
    <meta:creation-date>2016-01-29T10:48:06.611425474</meta:creation-date>
    <dc:date>2016-03-24T16:10:57.369768784</dc:date>
    <dc:creator>camilo </dc:creator>
    <meta:editing-duration>PT1H44M11S</meta:editing-duration>
    <meta:editing-cycles>10</meta:editing-cycles>
    <meta:generator>LibreOffice/4.2.8.2$Linux_X86_64 LibreOffice_project/420m0$Build-2</meta:generator>
    <meta:document-statistic meta:object-count="23"/>
  </office:meta>
</office:document-meta>
</file>